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Monaco" svg:font-family="Monac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1.21cm" style:rel-column-width="30688*"/>
    </style:style>
    <style:style style:name="Table1.B" style:family="table-column">
      <style:table-column-properties style:column-width="3.182cm" style:rel-column-width="8711*"/>
    </style:style>
    <style:style style:name="Table1.E" style:family="table-column">
      <style:table-column-properties style:column-width="3.184cm" style:rel-column-width="871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DejaVu Sans Condensed" officeooo:rsid="00290c76" officeooo:paragraph-rsid="00290c76"/>
    </style:style>
    <style:style style:name="P2" style:family="paragraph" style:parent-style-name="Standard">
      <style:paragraph-properties fo:text-align="center" style:justify-single-word="false"/>
      <style:text-properties style:font-name="DejaVu Sans Condense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1pt" officeooo:rsid="00290c76" officeooo:paragraph-rsid="00692ec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1pt" officeooo:rsid="0030eb72" officeooo:paragraph-rsid="0030eb72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1pt" officeooo:rsid="00352dca" officeooo:paragraph-rsid="0043bb2a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3769a5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2bcff8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68e0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54baa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4420b0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1pt" style:font-size-asian="11pt" style:font-size-complex="11pt"/>
    </style:style>
    <style:style style:name="P13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2e0f0" style:font-size-asian="11pt" style:font-size-complex="11pt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710ab" style:font-size-asian="11pt" style:font-size-complex="11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78f38" style:font-size-asian="11pt" style:font-size-complex="11pt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80105" style:font-size-asian="11pt" style:font-size-complex="11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96405" style:font-size-asian="11pt" style:font-size-complex="11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b5dbe" style:font-size-asian="11pt" style:font-size-complex="11pt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2e0f0" officeooo:paragraph-rsid="007d3adf" style:font-size-asian="11pt" style:font-size-complex="11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style:text-underline-style="none" officeooo:rsid="00751a97" officeooo:paragraph-rsid="0079640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officeooo:rsid="00154baa" officeooo:paragraph-rsid="00168e06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officeooo:rsid="00596ac4" officeooo:paragraph-rsid="00596ac4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officeooo:paragraph-rsid="00154baa"/>
    </style:style>
    <style:style style:name="P24" style:family="paragraph" style:parent-style-name="Table_20_Contents">
      <style:paragraph-properties fo:text-align="center" style:justify-single-word="false"/>
      <style:text-properties style:font-name="DejaVu Sans Condensed" officeooo:paragraph-rsid="00168e06"/>
    </style:style>
    <style:style style:name="P25" style:family="paragraph" style:parent-style-name="Table_20_Contents">
      <style:paragraph-properties fo:text-align="center" style:justify-single-word="false"/>
      <style:text-properties style:font-name="DejaVu Sans Condensed" fo:font-weight="bold" officeooo:rsid="00154baa" officeooo:paragraph-rsid="00154ba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ejaVu Sans Condensed" fo:font-weight="bold" officeooo:rsid="002a8215" officeooo:paragraph-rsid="002a8215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Monaco" fo:font-size="11pt" officeooo:rsid="00290c76" officeooo:paragraph-rsid="00692ec9" style:font-size-asian="11pt" style:font-size-complex="11pt"/>
    </style:style>
    <style:style style:name="P28" style:family="paragraph" style:parent-style-name="Table_20_Contents" style:list-style-name="L1">
      <style:paragraph-properties fo:text-align="start" style:justify-single-word="false"/>
      <style:text-properties style:font-name="Monaco" fo:font-size="11pt" officeooo:rsid="006a3702" officeooo:paragraph-rsid="006a3702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Monaco" fo:font-size="11pt" officeooo:rsid="006d46ff" officeooo:paragraph-rsid="007f992b" style:font-size-asian="11pt" style:font-size-complex="11pt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solid" style:text-underline-width="auto" style:text-underline-color="font-color" officeooo:rsid="006f283d" officeooo:paragraph-rsid="006f283d" style:font-size-asian="11pt" style:font-size-complex="11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solid" style:text-underline-width="auto" style:text-underline-color="font-color" officeooo:rsid="00773470" officeooo:paragraph-rsid="00773470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Monaco" fo:font-size="11pt" style:text-underline-style="none" officeooo:rsid="0072e0f0" officeooo:paragraph-rsid="007710ab" style:font-size-asian="11pt" style:font-size-complex="11pt"/>
    </style:style>
    <style:style style:name="P33" style:family="paragraph" style:parent-style-name="Table_20_Contents" style:list-style-name="L1">
      <style:paragraph-properties fo:text-align="start" style:justify-single-word="false"/>
      <style:text-properties style:font-name="Monaco" fo:font-size="11pt" style:text-underline-style="none" officeooo:rsid="0072e0f0" officeooo:paragraph-rsid="007b53db" style:font-size-asian="11pt" style:font-size-complex="11pt"/>
    </style:style>
    <style:style style:name="P34" style:family="paragraph" style:parent-style-name="Table_20_Contents" style:list-style-name="L1">
      <style:paragraph-properties fo:margin-left="3.117cm" fo:margin-right="0cm" fo:text-align="start" style:justify-single-word="false" fo:text-indent="0cm" style:auto-text-indent="false"/>
      <style:text-properties style:font-name="DejaVu Sans Condensed" fo:font-size="11pt" style:text-underline-style="none" officeooo:rsid="00751a97" officeooo:paragraph-rsid="00796405" style:font-size-asian="11pt" style:font-size-complex="11pt"/>
    </style:style>
    <style:style style:name="T1" style:family="text">
      <style:text-properties officeooo:rsid="00154baa"/>
    </style:style>
    <style:style style:name="T2" style:family="text">
      <style:text-properties officeooo:rsid="00168e06"/>
    </style:style>
    <style:style style:name="T3" style:family="text">
      <style:text-properties officeooo:rsid="0027dd89"/>
    </style:style>
    <style:style style:name="T4" style:family="text">
      <style:text-properties officeooo:rsid="002c3691"/>
    </style:style>
    <style:style style:name="T5" style:family="text">
      <style:text-properties officeooo:rsid="002e4025"/>
    </style:style>
    <style:style style:name="T6" style:family="text">
      <style:text-properties officeooo:rsid="002fa628"/>
    </style:style>
    <style:style style:name="T7" style:family="text">
      <style:text-properties officeooo:rsid="0032c95f"/>
    </style:style>
    <style:style style:name="T8" style:family="text">
      <style:text-properties officeooo:rsid="003ff635"/>
    </style:style>
    <style:style style:name="T9" style:family="text">
      <style:text-properties officeooo:rsid="0045d05b"/>
    </style:style>
    <style:style style:name="T10" style:family="text">
      <style:text-properties officeooo:rsid="004911f2"/>
    </style:style>
    <style:style style:name="T11" style:family="text">
      <style:text-properties officeooo:rsid="006dbcf6"/>
    </style:style>
    <style:style style:name="T12" style:family="text">
      <style:text-properties officeooo:rsid="00751a97"/>
    </style:style>
    <style:style style:name="T13" style:family="text">
      <style:text-properties officeooo:rsid="007770d6"/>
    </style:style>
    <style:style style:name="T14" style:family="text">
      <style:text-properties officeooo:rsid="00778f38"/>
    </style:style>
    <style:style style:name="T15" style:family="text">
      <style:text-properties officeooo:rsid="00780105"/>
    </style:style>
    <style:style style:name="T16" style:family="text">
      <style:text-properties style:font-name="Monaco"/>
    </style:style>
    <style:style style:name="T17" style:family="text">
      <style:text-properties style:font-name="Monaco" officeooo:rsid="00751a97"/>
    </style:style>
    <style:style style:name="T18" style:family="text">
      <style:text-properties style:font-name="Monaco" officeooo:rsid="00780105"/>
    </style:style>
    <style:style style:name="T19" style:family="text">
      <style:text-properties style:font-name="Monaco" officeooo:rsid="007770d6"/>
    </style:style>
    <style:style style:name="T20" style:family="text">
      <style:text-properties style:font-name="Monaco" officeooo:rsid="00778f38"/>
    </style:style>
    <style:style style:name="T21" style:family="text">
      <style:text-properties style:font-name="Monaco" officeooo:rsid="007b5dbe"/>
    </style:style>
    <style:style style:name="T22" style:family="text">
      <style:text-properties style:font-name="Monaco" style:text-underline-style="solid" style:text-underline-width="auto" style:text-underline-color="font-color" officeooo:rsid="007b5dbe"/>
    </style:style>
    <style:style style:name="T23" style:family="text">
      <style:text-properties style:font-name="Monaco" officeooo:rsid="007f99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table:number-rows-spanned="2" office:value-type="string">
            <text:p text:style-name="P26">Resource</text:p>
          </table:table-cell>
          <table:table-cell table:style-name="Table1.B1" table:number-columns-spanned="4" office:value-type="string">
            <text:p text:style-name="P25">HTTP verb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25">POST</text:p>
          </table:table-cell>
          <table:table-cell table:style-name="Table1.C2" office:value-type="string">
            <text:p text:style-name="P25">GET</text:p>
          </table:table-cell>
          <table:table-cell table:style-name="Table1.D2" office:value-type="string">
            <text:p text:style-name="P25">PUT</text:p>
          </table:table-cell>
          <table:table-cell table:style-name="Table1.E2" office:value-type="string">
            <text:p text:style-name="P25">DELETE</text:p>
          </table:table-cell>
        </table:table-row>
        <table:table-row>
          <table:table-cell table:style-name="Table1.A4" office:value-type="string">
            <text:p text:style-name="P5"><text:span text:style-name="T1">api</text:span>/<text:span text:style-name="T1">v1/books</text:span></text:p>
          </table:table-cell>
          <table:table-cell table:style-name="Table1.B4" office:value-type="string">
            <text:p text:style-name="P10">Create new <text:span text:style-name="T3">record in books</text:span></text:p>
          </table:table-cell>
          <table:table-cell table:style-name="Table1.C4" office:value-type="string">
            <text:p text:style-name="P11">Return list of <text:span text:style-name="T3"><text:s/>records in books</text:span></text:p>
          </table:table-cell>
          <table:table-cell table:style-name="Table1.D4" office:value-type="string">
            <text:p text:style-name="P12"><text:s/></text:p>
          </table:table-cell>
          <table:table-cell table:style-name="Table1.E4" office:value-type="string">
            <text:p text:style-name="P10">Delete all <text:span text:style-name="T3">records in books</text:span></text:p>
          </table:table-cell>
        </table:table-row>
        <table:table-row>
          <table:table-cell table:style-name="Table1.A4" office:value-type="string">
            <text:p text:style-name="P8"><text:span text:style-name="T10">api/v1/books</text:span>?count=&lt;n&gt;</text:p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10">Return <text:span text:style-name="T4">n records from books</text:span></text:p>
          </table:table-cell>
          <table:table-cell table:style-name="Table1.D4" office:value-type="string">
            <text:p text:style-name="P24"/>
          </table:table-cell>
          <table:table-cell table:style-name="Table1.E4" office:value-type="string">
            <text:p text:style-name="P21"/>
          </table:table-cell>
        </table:table-row>
        <table:table-row>
          <table:table-cell table:style-name="Table1.A5" office:value-type="string">
            <text:p text:style-name="P8"><text:span text:style-name="T10">api/v1/books</text:span>?<text:span text:style-name="T5">offset</text:span>=&lt;<text:span text:style-name="T5">a</text:span>&gt;<text:span text:style-name="T5">&amp;limit=&lt;b&gt;</text:span></text:p>
          </table:table-cell>
          <table:table-cell table:style-name="Table1.B5" office:value-type="string">
            <text:p text:style-name="P23"/>
          </table:table-cell>
          <table:table-cell table:style-name="Table1.C5" office:value-type="string">
            <text:p text:style-name="P10">Return<text:span text:style-name="T6"> records from books offset by a with limit b</text:span></text:p>
          </table:table-cell>
          <table:table-cell table:style-name="Table1.D5" office:value-type="string">
            <text:p text:style-name="P24"/>
          </table:table-cell>
          <table:table-cell table:style-name="Table1.E5" office:value-type="string">
            <text:p text:style-name="P21"/>
          </table:table-cell>
        </table:table-row>
        <table:table-row>
          <table:table-cell table:style-name="Table1.A6" office:value-type="string">
            <text:p text:style-name="P5"><text:span text:style-name="T1">api</text:span>/<text:span text:style-name="T1">v1/books/1234</text:span></text:p>
          </table:table-cell>
          <table:table-cell table:style-name="Table1.B6" office:value-type="string">
            <text:p text:style-name="P23"/>
          </table:table-cell>
          <table:table-cell table:style-name="Table1.C6" office:value-type="string">
            <text:p text:style-name="P10">Return details of<text:span text:style-name="T2"> record from books with id 1234</text:span></text:p>
          </table:table-cell>
          <table:table-cell table:style-name="Table1.D6" office:value-type="string">
            <text:p text:style-name="P24"/>
          </table:table-cell>
          <table:table-cell table:style-name="Table1.E6" office:value-type="string">
            <text:p text:style-name="P9">Delete <text:span text:style-name="T3">record <text:s/>from books with id 1234</text:span></text:p>
          </table:table-cell>
        </table:table-row>
        <table:table-row>
          <table:table-cell table:style-name="Table1.A7" office:value-type="string">
            <text:p text:style-name="P7"><text:span text:style-name="T1">api</text:span>/<text:span text:style-name="T1">v1/books/1234?fields=title,releaseDate,coverURL</text:span></text:p>
          </table:table-cell>
          <table:table-cell table:style-name="Table1.B7" office:value-type="string">
            <text:p text:style-name="P23"/>
          </table:table-cell>
          <table:table-cell table:style-name="Table1.C7" office:value-type="string">
            <text:p text:style-name="P6">Return <text:span text:style-name="T8">fields of record from books with id 1234</text:span> </text:p>
          </table:table-cell>
          <table:table-cell table:style-name="Table1.D7" office:value-type="string">
            <text:p text:style-name="P24"/>
          </table:table-cell>
          <table:table-cell table:style-name="Table1.E7" office:value-type="string">
            <text:p text:style-name="P21"/>
          </table:table-cell>
        </table:table-row>
        <table:table-row>
          <table:table-cell table:style-name="Table1.A8" office:value-type="string">
            <text:p text:style-name="P5"><text:span text:style-name="T1">api</text:span>/<text:span text:style-name="T1">v1/books/1234?firstName=Lewis&amp;lastName=Carroll</text:span></text:p>
          </table:table-cell>
          <table:table-cell table:style-name="Table1.B8" office:value-type="string">
            <text:p text:style-name="P23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4">Update <text:span text:style-name="T7">firstName and lastName of</text:span> record with <text:span text:style-name="T9">id 1234</text:span></text:p>
          </table:table-cell>
          <table:table-cell table:style-name="Table1.E8" office:value-type="string">
            <text:p text:style-name="P21"/>
          </table:table-cell>
        </table:table-row>
      </table:table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text:soft-page-break/><text:span text:style-name="T1">api</text:span>/<text:span text:style-name="T1">v1/users</text:span></text:p>
      <text:p text:style-name="P27"/>
      <text:list xml:id="list2758817435460467626" text:style-name="L1">
        <text:list-item>
          <text:p text:style-name="P28"><text:span text:style-name="T11">POS</text:span>T</text:p>
          <text:list>
            <text:list-header>
              <text:p text:style-name="P30">Request</text:p>
              <text:list>
                <text:list-header>
                  <text:p text:style-name="P13"><text:span text:style-name="_5f_OOoComputerSpecial"><text:span text:style-name="T16">{</text:span></text:span></text:p>
                  <text:list>
                    <text:list-header>
                      <text:p text:style-name="P13"><text:span text:style-name="_5f_OOoComputerIdent"><text:span text:style-name="T16">“</text:span></text:span><text:span text:style-name="_5f_OOoComputerIdent"><text:span text:style-name="T17">success”</text:span></text:span><text:span text:style-name="_5f_OOoComputerSpecial"><text:span text:style-name="T17">:</text:span></text:span><text:span text:style-name="T17"> </text:span><text:span text:style-name="_5f_OOoComputerIdent"><text:span text:style-name="T17">“ok”</text:span></text:span><text:span text:style-name="_5f_OOoComputerSpecial"><text:span text:style-name="T17">,</text:span></text:span></text:p>
                      <text:p text:style-name="P17"><text:span text:style-name="_5f_OOoComputerIdent"><text:span text:style-name="T16">“</text:span></text:span><text:span text:style-name="_5f_OOoComputerIdent"><text:span text:style-name="T18">user”</text:span></text:span><text:span text:style-name="_5f_OOoComputerSpecial"><text:span text:style-name="T18">:</text:span></text:span><text:span text:style-name="_5f_OOoComputerIdent"><text:span text:style-name="T18"> </text:span></text:span><text:span text:style-name="_5f_OOoComputerSpecial"><text:span text:style-name="T18">{</text:span></text:span></text:p>
                      <text:list>
                        <text:list-header>
                          <text:p text:style-name="P16"><text:span text:style-name="_5f_OOoComputerIdent"><text:span text:style-name="T16">“</text:span></text:span><text:span text:style-name="_5f_OOoComputerIdent"><text:span text:style-name="T17">username”</text:span></text:span><text:span text:style-name="_5f_OOoComputerSpecial"><text:span text:style-name="T17">:</text:span></text:span><text:span text:style-name="T17"> </text:span><text:span text:style-name="_5f_OOoComputerIdent"><text:span text:style-name="T17">“celine”</text:span></text:span><text:span text:style-name="_5f_OOoComputerSpecial"><text:span text:style-name="T17">,</text:span></text:span></text:p>
                          <text:p text:style-name="P20"><text:span text:style-name="_5f_OOoComputerIdent"><text:span text:style-name="T16">“password”</text:span></text:span><text:span text:style-name="_5f_OOoComputerSpecial"><text:span text:style-name="T16">:</text:span></text:span><text:span text:style-name="T16"> </text:span><text:span text:style-name="_5f_OOoComputerIdent"><text:span text:style-name="T16">“pikachu”</text:span></text:span></text:p>
                          <text:p text:style-name="P34"><text:span text:style-name="_5f_OOoComputerSpecial"><text:span text:style-name="T18">}</text:span></text:span></text:p>
                        </text:list-header>
                      </text:list>
                    </text:list-header>
                  </text:list>
                  <text:p text:style-name="P13"><text:span text:style-name="_5f_OOoComputerSpecial"><text:span text:style-name="T16">}</text:span></text:span></text:p>
                </text:list-header>
              </text:list>
              <text:p text:style-name="P31"/>
              <text:p text:style-name="P31">Response</text:p>
              <text:list text:continue-numbering="true">
                <text:list-header>
                  <text:p text:style-name="P14"><text:span text:style-name="_5f_OOoComputerSpecial"><text:span text:style-name="T16">{</text:span></text:span></text:p>
                  <text:list>
                    <text:list-header>
                      <text:p text:style-name="P14"><text:span text:style-name="_5f_OOoComputerIdent"><text:span text:style-name="T16">“</text:span></text:span><text:span text:style-name="_5f_OOoComputerIdent"><text:span text:style-name="T17">success”</text:span></text:span><text:span text:style-name="_5f_OOoComputerSpecial"><text:span text:style-name="T17">:</text:span></text:span><text:span text:style-name="T17"> </text:span><text:span text:style-name="_5f_OOoComputerIdent"><text:span text:style-name="T17">“ok”</text:span></text:span><text:span text:style-name="_5f_OOoComputerSpecial"><text:span text:style-name="T17">,</text:span></text:span></text:p>
                      <text:p text:style-name="P14"><text:span text:style-name="_5f_OOoComputerIdent"><text:span text:style-name="T16">“</text:span></text:span><text:span text:style-name="_5f_OOoComputerIdent"><text:span text:style-name="T17">userId”</text:span></text:span><text:span text:style-name="_5f_OOoComputerSpecial"><text:span text:style-name="T17">:</text:span></text:span><text:span text:style-name="T17"> </text:span><text:span text:style-name="_5f_OOoComputerIdent"><text:span text:style-name="T19">1</text:span></text:span><text:span text:style-name="_5f_OOoComputerIdent"><text:span text:style-name="T23">234</text:span></text:span></text:p>
                    </text:list-header>
                  </text:list>
                  <text:p text:style-name="P14"><text:span text:style-name="_5f_OOoComputerSpecial"><text:span text:style-name="T16">}</text:span></text:span></text:p>
                </text:list-header>
              </text:list>
            </text:list-header>
          </text:list>
        </text:list-item>
      </text:list>
      <text:p text:style-name="P32"/>
      <text:list xml:id="list145419177705974" text:continue-numbering="true" text:style-name="L1">
        <text:list-item>
          <text:p text:style-name="P15"><text:span text:style-name="_5f_OOoComputerSpecial"><text:span text:style-name="T20">DELETE</text:span></text:span></text:p>
          <text:list>
            <text:list-header>
              <text:p text:style-name="P18"><text:span text:style-name="_5f_OOoComputerSpecial"><text:span text:style-name="T22">Response</text:span></text:span></text:p>
              <text:list>
                <text:list-header>
                  <text:p text:style-name="P19"><text:span text:style-name="_5f_OOoComputerSpecial"><text:span text:style-name="T16">{</text:span></text:span></text:p>
                  <text:list>
                    <text:list-header>
                      <text:p text:style-name="P19"><text:span text:style-name="_5f_OOoComputerIdent"><text:span text:style-name="T16">“</text:span></text:span><text:span text:style-name="_5f_OOoComputerIdent"><text:span text:style-name="T17">success”</text:span></text:span><text:span text:style-name="_5f_OOoComputerSpecial"><text:span text:style-name="T17">:</text:span></text:span><text:span text:style-name="T17"> </text:span><text:span text:style-name="_5f_OOoComputerIdent"><text:span text:style-name="T17">“ok”</text:span></text:span></text:p>
                    </text:list-header>
                  </text:list>
                  <text:p text:style-name="P19"><text:span text:style-name="_5f_OOoComputerSpecial"><text:span text:style-name="T16">}</text:span></text:span></text:p>
                </text:list-header>
              </text:list>
              <text:p text:style-name="P33"/>
            </text:list-header>
          </text:list>
        </text:list-item>
      </text:list>
      <text:p text:style-name="P29"/>
      <text:p text:style-name="P29"><text:span text:style-name="T1">api/v1/users/12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Monaco" svg:font-family="Monac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1:00:51.178151719</meta:creation-date>
    <dc:date>2016-05-31T14:54:18.137787935</dc:date>
    <meta:editing-duration>PT9H51M14S</meta:editing-duration>
    <meta:editing-cycles>121</meta:editing-cycles>
    <meta:generator>LibreOffice/4.2.8.2$Linux_X86_64 LibreOffice_project/420m0$Build-2</meta:generator>
    <meta:document-statistic meta:table-count="1" meta:image-count="0" meta:object-count="0" meta:page-count="2" meta:paragraph-count="45" meta:word-count="127" meta:character-count="769" meta:non-whitespace-character-count="701"/>
  </office:meta>
</office:document-meta>
</file>